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1245" officeooo:paragraph-rsid="001e1245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e1245" officeooo:paragraph-rsid="001e1245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207c52" officeooo:paragraph-rsid="00207c52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23deea" officeooo:paragraph-rsid="0023deea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261a6f" officeooo:paragraph-rsid="00261a6f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7af0c" officeooo:paragraph-rsid="0027af0c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995f8" officeooo:paragraph-rsid="002995f8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bd68c" officeooo:paragraph-rsid="002bd68c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cce6a" officeooo:paragraph-rsid="002cce6a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2ec864" officeooo:paragraph-rsid="002ec864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303c41" officeooo:paragraph-rsid="00303c41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31bb47" officeooo:paragraph-rsid="0031bb47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3575be" officeooo:paragraph-rsid="0036c152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3575be" officeooo:paragraph-rsid="0036ea5f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3575be" officeooo:paragraph-rsid="00388476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39615c" officeooo:paragraph-rsid="0039615c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3975c1" officeooo:paragraph-rsid="003975c1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3b017a" officeooo:paragraph-rsid="003b017a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3d2b2e" officeooo:paragraph-rsid="003d2b2e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3d9c78" officeooo:paragraph-rsid="003d9c78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3d9c78" officeooo:paragraph-rsid="0040ebdb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3e2747" officeooo:paragraph-rsid="003e2747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42b49f" officeooo:paragraph-rsid="0042b49f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453b3f" officeooo:paragraph-rsid="00453b3f"/>
    </style:style>
    <style:style style:name="T1" style:family="text">
      <style:text-properties officeooo:rsid="001fb743"/>
    </style:style>
    <style:style style:name="T2" style:family="text">
      <style:text-properties officeooo:rsid="00271bab"/>
    </style:style>
    <style:style style:name="T3" style:family="text">
      <style:text-properties officeooo:rsid="00284cec"/>
    </style:style>
    <style:style style:name="T4" style:family="text">
      <style:text-properties officeooo:rsid="0035b48b"/>
    </style:style>
    <style:style style:name="T5" style:family="text">
      <style:text-properties officeooo:rsid="0036c152"/>
    </style:style>
    <style:style style:name="T6" style:family="text">
      <style:text-properties officeooo:rsid="0036ea5f"/>
    </style:style>
    <style:style style:name="T7" style:family="text">
      <style:text-properties officeooo:rsid="003cc463"/>
    </style:style>
    <style:style style:name="T8" style:family="text">
      <style:text-properties officeooo:rsid="003f817b"/>
    </style:style>
    <style:style style:name="T9" style:family="text">
      <style:text-properties officeooo:rsid="0040ebdb"/>
    </style:style>
    <style:style style:name="T10" style:family="text">
      <style:text-properties officeooo:rsid="0046f73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 #8</text:p>
      <text:p text:style-name="P1"/>
      <text:list xml:id="list2808814917481978028" text:style-name="L1">
        <text:list-item>
          <text:p text:style-name="P2">Array</text:p>
          <text:list>
            <text:list-item>
              <text:p text:style-name="P2">Collection of data access none and index</text:p>
              <text:list>
                <text:list-item>
                  <text:p text:style-name="P2">Allele</text:p>
                  <text:list>
                    <text:list-item>
                      <text:p text:style-name="P2">Some type <text:span text:style-name="T1">(length)</text:span></text:p>
                    </text:list-item>
                  </text:list>
                </text:list-item>
                <text:list-item>
                  <text:p text:style-name="P2">Continuous memory </text:p>
                  <text:list>
                    <text:list-item>
                      <text:p text:style-name="P3">Otherwise, we lose constant time access </text:p>
                    </text:list-item>
                  </text:list>
                </text:list-item>
                <text:list-item>
                  <text:p text:style-name="P2">Fixed size</text:p>
                </text:list-item>
              </text:list>
            </text:list-item>
            <text:list-item>
              <text:p text:style-name="P4">EA = base + (index * len)</text:p>
              <text:list>
                <text:list-item>
                  <text:p text:style-name="P7">t0 = i * 4</text:p>
                </text:list-item>
                <text:list-item>
                  <text:p text:style-name="P7">EA = base + t0</text:p>
                </text:list-item>
              </text:list>
            </text:list-item>
          </text:list>
        </text:list-item>
        <text:list-item>
          <text:p text:style-name="P5">MIPS</text:p>
          <text:list>
            <text:list-item>
              <text:p text:style-name="P5">Displacement address mode </text:p>
              <text:list>
                <text:list-item>
                  <text:p text:style-name="P5">imm (rs)</text:p>
                  <text:list>
                    <text:list-item>
                      <text:p text:style-name="P5">EA = rs + <text:span text:style-name="T2">imm </text:span></text:p>
                    </text:list-item>
                  </text:list>
                </text:list-item>
                <text:list-item>
                  <text:p text:style-name="P6">Not designed to and does not help with array access <text:span text:style-name="T3">(unless using a constant index)</text:span></text:p>
                </text:list-item>
              </text:list>
            </text:list-item>
          </text:list>
        </text:list-item>
        <text:list-item>
          <text:p text:style-name="P8">Swap function</text:p>
          <text:list>
            <text:list-item>
              <text:p text:style-name="P8">swap (int[] a, int k)</text:p>
              <text:list>
                <text:list-item>
                  <text:p text:style-name="P8">int t = a[k]</text:p>
                </text:list-item>
                <text:list-item>
                  <text:p text:style-name="P8">a[k] = a[k+1]</text:p>
                </text:list-item>
                <text:list-item>
                  <text:p text:style-name="P8">a[k+1] = t</text:p>
                </text:list-item>
                <text:list-item>
                  <text:p text:style-name="P9">In MIPS</text:p>
                  <text:list>
                    <text:list-item>
                      <text:p text:style-name="P9">a0 is a, a1 is k</text:p>
                    </text:list-item>
                    <text:list-item>
                      <text:p text:style-name="P10">swap: #a0 = &amp;a, a1 = k</text:p>
                      <text:list>
                        <text:list-item>
                          <text:p text:style-name="P11">mul $t0, $a1, 4</text:p>
                        </text:list-item>
                        <text:list-item>
                          <text:p text:style-name="P12">add $t1, $a0, $t0</text:p>
                        </text:list-item>
                        <text:list-item>
                          <text:p text:style-name="P13">lw $t2, <text:span text:style-name="T4">0(</text:span>$t1<text:span text:style-name="T4">)<text:tab/>#$t2 = a[k]</text:span></text:p>
                        </text:list-item>
                        <text:list-item>
                          <text:p text:style-name="P14"><text:span text:style-name="T5">lw $t3, 4($t1) #$t3 = a[k+1]</text:span></text:p>
                        </text:list-item>
                        <text:list-item>
                          <text:p text:style-name="P14"><text:span text:style-name="T6">sw $t3, 0($t1)</text:span></text:p>
                        </text:list-item>
                        <text:list-item>
                          <text:p text:style-name="P15"><text:span text:style-name="T6">sw $t2, 4($t1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">ALU instructions (rd = rs op rt)</text:p>
          <text:list>
            <text:list-item>
              <text:p text:style-name="P17">Fixed length instructions are good because they have a low CPI </text:p>
              <text:list>
                <text:list-item>
                  <text:p text:style-name="P18">Variable length instructions are good because they waste no bytes of memory <text:span text:style-name="T7">for unneeded operands </text:span></text:p>
                </text:list-item>
              </text:list>
            </text:list-item>
            <text:list-item>
              <text:p text:style-name="P19">32 bit long instructions </text:p>
              <text:list>
                <text:list-item>
                  <text:p text:style-name="P20">4 fields <text:span text:style-name="T8">(R-type)</text:span></text:p>
                  <text:list>
                    <text:list-item>
                      <text:p text:style-name="P19">All operan<text:span text:style-name="T8">d</text:span>s are 5 bits long (15 total)</text:p>
                    </text:list-item>
                    <text:list-item>
                      <text:p text:style-name="P23">op-code is 6 bit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">Immediate instructions (rt = rs opp imm)</text:p>
          <text:list>
            <text:list-item>
              <text:p text:style-name="P20">32 bit long instructions </text:p>
              <text:list>
                <text:list-item>
                  <text:p text:style-name="P21">4 fields <text:span text:style-name="T9">(I-type)</text:span></text:p>
                  <text:list>
                    <text:list-item>
                      <text:p text:style-name="P22">rs and rt are 5 bits in length</text:p>
                    </text:list-item>
                    <text:list-item>
                      <text:p text:style-name="P22">imm is <text:span text:style-name="T10">11 bits</text:span></text:p>
                    </text:list-item>
                    <text:list-item>
                      <text:p text:style-name="P24">op-code is 6 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3:32:15.231933703</meta:creation-date>
    <dc:date>2018-02-02T14:20:11.486253959</dc:date>
    <meta:editing-duration>PT47M40S</meta:editing-duration>
    <meta:editing-cycles>38</meta:editing-cycles>
    <meta:generator>LibreOffice/5.1.6.2$Linux_X86_64 LibreOffice_project/10m0$Build-2</meta:generator>
    <meta:document-statistic meta:table-count="0" meta:image-count="0" meta:object-count="0" meta:page-count="1" meta:paragraph-count="43" meta:word-count="248" meta:character-count="1031" meta:non-whitespace-character-count="859"/>
  </office:meta>
</office:document-meta>
</file>